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076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2.739cm"/>
    </style:style>
    <style:style style:name="co6" style:family="table-column">
      <style:table-column-properties fo:break-before="auto" style:column-width="2.57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3.902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3.56cm"/>
    </style:style>
    <style:style style:name="co13" style:family="table-column">
      <style:table-column-properties fo:break-before="auto" style:column-width="3.228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4.946cm"/>
    </style:style>
    <style:style style:name="co16" style:family="table-column">
      <style:table-column-properties fo:break-before="auto" style:column-width="4.1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 DE AGOST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row table:style-name="ro1" table:number-rows-repeated="3">
          <table:table-cell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MATRICULA</text:p>
          </table:table-cell>
          <table:table-cell table:style-name="Default" office:value-type="string" calcext:value-type="string">
            <text:p>SAL.BRUTO</text:p>
          </table:table-cell>
          <table:table-cell table:style-name="ce2" office:value-type="string" calcext:value-type="string">
            <text:p>INSS</text:p>
          </table:table-cell>
          <table:table-cell table:style-name="Default" office:value-type="string" calcext:value-type="string">
            <text:p>FGTS</text:p>
          </table:table-cell>
          <table:table-cell office:value-type="string" calcext:value-type="string">
            <text:p>Nº FALTAS</text:p>
          </table:table-cell>
          <table:table-cell office:value-type="string" calcext:value-type="string">
            <text:p>VLR.FALTA</text:p>
          </table:table-cell>
          <table:table-cell office:value-type="string" calcext:value-type="string">
            <text:p>QUANT.EXTRA</text:p>
          </table:table-cell>
          <table:table-cell office:value-type="string" calcext:value-type="string">
            <text:p>VLR.H EXTRA</text:p>
          </table:table-cell>
          <table:table-cell office:value-type="string" calcext:value-type="string">
            <text:p>PENSAO</text:p>
          </table:table-cell>
          <table:table-cell table:style-name="Default" office:value-type="string" calcext:value-type="string">
            <text:p>PARCIAL.SAL</text:p>
          </table:table-cell>
          <table:table-cell table:style-name="Default" office:value-type="string" calcext:value-type="string">
            <text:p>FIM.S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currency" office:currency="BRL" office:value="1900" calcext:value-type="currency">
            <text:p>R$ 1.900,00</text:p>
          </table:table-cell>
          <table:table-cell table:formula="of:=[.B5]*0.09" office:value-type="currency" office:currency="BRL" office:value="171" calcext:value-type="currency">
            <text:p>R$ 171,00</text:p>
          </table:table-cell>
          <table:table-cell table:formula="of:=[.B5]*0.08" office:value-type="currency" office:currency="BRL" office:value="152" calcext:value-type="currency">
            <text:p>R$ 152,0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currency" office:currency="BRL" office:value="100" calcext:value-type="currency">
            <text:p>R$ 100,00</text:p>
          </table:table-cell>
          <table:table-cell office:value-type="float" office:value="40" calcext:value-type="float">
            <text:p>40</text:p>
          </table:table-cell>
          <table:table-cell table:style-name="ce1" office:value-type="currency" office:currency="BRL" office:value="50" calcext:value-type="currency">
            <text:p>R$ 50,00</text:p>
          </table:table-cell>
          <table:table-cell table:style-name="ce1" table:formula="of:=[.J5]*0.35" office:value-type="currency" office:currency="BRL" office:value="1216.95" calcext:value-type="currency">
            <text:p>R$ 1.216,95</text:p>
          </table:table-cell>
          <table:table-cell table:formula="of:=[.B5]-([.C5]+[.D5])-([.E5]*[.F5])+([.G5]*[.H5])" office:value-type="currency" office:currency="BRL" office:value="3477" calcext:value-type="currency">
            <text:p>R$ 3.477,00</text:p>
          </table:table-cell>
          <table:table-cell table:formula="of:=[.J5]-[.I5]" office:value-type="currency" office:currency="BRL" office:value="2260.05" calcext:value-type="currency">
            <text:p>R$ 2.260,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BRL" office:value="2900" calcext:value-type="currency">
            <text:p>R$ 2.900,00</text:p>
          </table:table-cell>
          <table:table-cell table:formula="of:=[.B6]*0.09" office:value-type="currency" office:currency="BRL" office:value="261" calcext:value-type="currency">
            <text:p>R$ 261,00</text:p>
          </table:table-cell>
          <table:table-cell table:formula="of:=[.B6]*0.08" office:value-type="currency" office:currency="BRL" office:value="232" calcext:value-type="currency">
            <text:p>R$ 232,00</text:p>
          </table:table-cell>
          <table:table-cell table:number-columns-repeated="5"/>
          <table:table-cell table:formula="of:=[.B6]-([.C6]+[.D6])-([.E6]*[.F6])+([.G6]*[.H6])" office:value-type="currency" office:currency="BRL" office:value="2407" calcext:value-type="currency">
            <text:p>R$ 2.407,00</text:p>
          </table:table-cell>
          <table:table-cell table:formula="of:=[.J6]-[.I6]" office:value-type="currency" office:currency="BRL" office:value="2407" calcext:value-type="currency">
            <text:p>R$ 2.407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BRL" office:value="1900" calcext:value-type="currency">
            <text:p>R$ 1.900,00</text:p>
          </table:table-cell>
          <table:table-cell table:formula="of:=[.B7]*0.09" office:value-type="currency" office:currency="BRL" office:value="171" calcext:value-type="currency">
            <text:p>R$ 171,00</text:p>
          </table:table-cell>
          <table:table-cell table:formula="of:=[.B7]*0.08" office:value-type="currency" office:currency="BRL" office:value="152" calcext:value-type="currency">
            <text:p>R$ 152,00</text:p>
          </table:table-cell>
          <table:table-cell table:number-columns-repeated="5"/>
          <table:table-cell table:formula="of:=[.B7]-([.C7]+[.D7])-([.E7]*[.F7])+([.G7]*[.H7])" office:value-type="currency" office:currency="BRL" office:value="1577" calcext:value-type="currency">
            <text:p>R$ 1.577,00</text:p>
          </table:table-cell>
          <table:table-cell table:formula="of:=[.J7]-[.I7]" office:value-type="currency" office:currency="BRL" office:value="1577" calcext:value-type="currency">
            <text:p>R$ 1.577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BRL" office:value="1900" calcext:value-type="currency">
            <text:p>R$ 1.900,00</text:p>
          </table:table-cell>
          <table:table-cell table:formula="of:=[.B8]*0.09" office:value-type="currency" office:currency="BRL" office:value="171" calcext:value-type="currency">
            <text:p>R$ 171,00</text:p>
          </table:table-cell>
          <table:table-cell table:formula="of:=[.B8]*0.08" office:value-type="currency" office:currency="BRL" office:value="152" calcext:value-type="currency">
            <text:p>R$ 152,00</text:p>
          </table:table-cell>
          <table:table-cell table:number-columns-repeated="5"/>
          <table:table-cell table:formula="of:=[.B8]-([.C8]+[.D8])-([.E8]*[.F8])+([.G8]*[.H8])" office:value-type="currency" office:currency="BRL" office:value="1577" calcext:value-type="currency">
            <text:p>R$ 1.577,00</text:p>
          </table:table-cell>
          <table:table-cell table:formula="of:=[.J8]-[.I8]" office:value-type="currency" office:currency="BRL" office:value="1577" calcext:value-type="currency">
            <text:p>R$ 1.577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BRL" office:value="3900" calcext:value-type="currency">
            <text:p>R$ 3.900,00</text:p>
          </table:table-cell>
          <table:table-cell table:formula="of:=[.B9]*0.09" office:value-type="currency" office:currency="BRL" office:value="351" calcext:value-type="currency">
            <text:p>R$ 351,00</text:p>
          </table:table-cell>
          <table:table-cell table:formula="of:=[.B9]*0.08" office:value-type="currency" office:currency="BRL" office:value="312" calcext:value-type="currency">
            <text:p>R$ 312,00</text:p>
          </table:table-cell>
          <table:table-cell table:style-name="ce1"/>
          <table:table-cell table:number-columns-repeated="4"/>
          <table:table-cell table:formula="of:=[.B9]-([.C9]+[.D9])-([.E9]*[.F9])+([.G9]*[.H9])" office:value-type="currency" office:currency="BRL" office:value="3237" calcext:value-type="currency">
            <text:p>R$ 3.237,00</text:p>
          </table:table-cell>
          <table:table-cell table:formula="of:=[.J9]-[.I9]" office:value-type="currency" office:currency="BRL" office:value="3237" calcext:value-type="currency">
            <text:p>R$ 3.237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currency" office:currency="BRL" office:value="1900" calcext:value-type="currency">
            <text:p>R$ 1.900,00</text:p>
          </table:table-cell>
          <table:table-cell table:formula="of:=[.B10]*0.09" office:value-type="currency" office:currency="BRL" office:value="171" calcext:value-type="currency">
            <text:p>R$ 171,00</text:p>
          </table:table-cell>
          <table:table-cell table:formula="of:=[.B10]*0.08" office:value-type="currency" office:currency="BRL" office:value="152" calcext:value-type="currency">
            <text:p>R$ 152,00</text:p>
          </table:table-cell>
          <table:table-cell table:number-columns-repeated="5"/>
          <table:table-cell table:formula="of:=[.B10]-([.C10]+[.D10])-([.E10]*[.F10])+([.G10]*[.H10])" office:value-type="currency" office:currency="BRL" office:value="1577" calcext:value-type="currency">
            <text:p>R$ 1.577,00</text:p>
          </table:table-cell>
          <table:table-cell table:formula="of:=[.J10]-[.I10]" office:value-type="currency" office:currency="BRL" office:value="1577" calcext:value-type="currency">
            <text:p>R$ 1.577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currency" office:currency="BRL" office:value="1900" calcext:value-type="currency">
            <text:p>R$ 1.900,00</text:p>
          </table:table-cell>
          <table:table-cell table:formula="of:=[.B11]*0.09" office:value-type="currency" office:currency="BRL" office:value="171" calcext:value-type="currency">
            <text:p>R$ 171,00</text:p>
          </table:table-cell>
          <table:table-cell table:formula="of:=[.B11]*0.08" office:value-type="currency" office:currency="BRL" office:value="152" calcext:value-type="currency">
            <text:p>R$ 152,00</text:p>
          </table:table-cell>
          <table:table-cell table:number-columns-repeated="5"/>
          <table:table-cell table:formula="of:=[.B11]-([.C11]+[.D11])-([.E11]*[.F11])+([.G11]*[.H11])" office:value-type="currency" office:currency="BRL" office:value="1577" calcext:value-type="currency">
            <text:p>R$ 1.577,00</text:p>
          </table:table-cell>
          <table:table-cell table:formula="of:=[.J11]-[.I11]" office:value-type="currency" office:currency="BRL" office:value="1577" calcext:value-type="currency">
            <text:p>R$ 1.577,00</text:p>
          </table:table-cell>
        </table:table-row>
        <table:table-row table:style-name="ro1">
          <table:table-cell table:number-columns-repeated="9"/>
          <table:table-cell table:formula="of:=[.B12]-([.C12]+[.D12])-([.E12]*[.F12])+([.G12]*[.H12])" office:value-type="currency" office:currency="BRL" office:value="0" calcext:value-type="currency">
            <text:p>R$ 0,00</text:p>
          </table:table-cell>
          <table:table-cell table:formula="of:=[.J12]-[.I12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9"/>
          <table:table-cell table:formula="of:=[.B13]-([.C13]+[.D13])-([.E13]*[.F13])+([.G13]*[.H13])" office:value-type="currency" office:currency="BRL" office:value="0" calcext:value-type="currency">
            <text:p>R$ 0,00</text:p>
          </table:table-cell>
          <table:table-cell table:formula="of:=[.J13]-[.I13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 office:value-type="string" calcext:value-type="string">
            <text:p>TOTAL</text:p>
          </table:table-cell>
          <table:table-cell table:formula="of:=SUM([.K5:.K13])" office:value-type="currency" office:currency="BRL" office:value="14212.05" calcext:value-type="currency">
            <text:p>R$ 14.212,05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</table:table-row>
      </table:table>
      <table:table table:name="CONTROLE DE ESTOQU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" office:value-type="string" calcext:value-type="string" table:number-columns-spanned="5" table:number-rows-spanned="1">
            <text:p>ESTOQU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VLR.UNID</text:p>
          </table:table-cell>
          <table:table-cell office:value-type="string" calcext:value-type="string">
            <text:p>QUANT.COMP</text:p>
          </table:table-cell>
          <table:table-cell office:value-type="string" calcext:value-type="string">
            <text:p>TOTAL COMP</text:p>
          </table:table-cell>
          <table:table-cell office:value-type="string" calcext:value-type="string">
            <text:p>VLR.UNI VEND</text:p>
          </table:table-cell>
          <table:table-cell office:value-type="string" calcext:value-type="string">
            <text:p>QUANT.VEN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LUCRO PARCIAL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table:style-name="ce1" office:value-type="currency" office:currency="BRL" office:value="6000" calcext:value-type="currency">
            <text:p>R$ 6.000,00</text:p>
          </table:table-cell>
          <table:table-cell office:value-type="float" office:value="250" calcext:value-type="float">
            <text:p>250</text:p>
          </table:table-cell>
          <table:table-cell table:style-name="ce1" table:formula="of:=[.B3]*[.C3]" office:value-type="currency" office:currency="BRL" office:value="1500000" calcext:value-type="currency">
            <text:p>R$ 1.500.000,00</text:p>
          </table:table-cell>
          <table:table-cell table:style-name="ce1" table:formula="of:=[.B3]+([.B3]*1)" office:value-type="currency" office:currency="BRL" office:value="12000" calcext:value-type="currency">
            <text:p>R$ 12.000,00</text:p>
          </table:table-cell>
          <table:table-cell office:value-type="float" office:value="250" calcext:value-type="float">
            <text:p>250</text:p>
          </table:table-cell>
          <table:table-cell table:style-name="ce1" table:formula="of:=[.E3]*[.F3]" office:value-type="currency" office:currency="BRL" office:value="3000000" calcext:value-type="currency">
            <text:p>R$ 3.000.000,00</text:p>
          </table:table-cell>
          <table:table-cell table:formula="of:=[.C3]-[.F3]" office:value-type="float" office:value="0" calcext:value-type="float">
            <text:p>0</text:p>
          </table:table-cell>
          <table:table-cell table:style-name="ce1" table:formula="of:=[.G3]-[.D3]" office:value-type="currency" office:currency="BRL" office:value="1500000" calcext:value-type="currency">
            <text:p>R$ 1.500.000,00</text:p>
          </table:table-cell>
        </table:table-row>
        <table:table-row table:style-name="ro1">
          <table:table-cell office:value-type="string" calcext:value-type="string">
            <text:p>SMARTV</text:p>
          </table:table-cell>
          <table:table-cell table:style-name="ce1" office:value-type="currency" office:currency="BRL" office:value="1500" calcext:value-type="currency">
            <text:p>R$ 1.500,00</text:p>
          </table:table-cell>
          <table:table-cell office:value-type="float" office:value="500" calcext:value-type="float">
            <text:p>500</text:p>
          </table:table-cell>
          <table:table-cell table:style-name="ce1" table:formula="of:=[.B4]*[.C4]" office:value-type="currency" office:currency="BRL" office:value="750000" calcext:value-type="currency">
            <text:p>R$ 750.000,00</text:p>
          </table:table-cell>
          <table:table-cell table:style-name="ce1" table:formula="of:=[.B4]+([.B4]*1)" office:value-type="currency" office:currency="BRL" office:value="3000" calcext:value-type="currency">
            <text:p>R$ 3.000,00</text:p>
          </table:table-cell>
          <table:table-cell office:value-type="float" office:value="450" calcext:value-type="float">
            <text:p>450</text:p>
          </table:table-cell>
          <table:table-cell table:style-name="ce1" table:formula="of:=[.E4]*[.F4]" office:value-type="currency" office:currency="BRL" office:value="1350000" calcext:value-type="currency">
            <text:p>R$ 1.350.000,00</text:p>
          </table:table-cell>
          <table:table-cell table:formula="of:=[.C4]-[.F4]" office:value-type="float" office:value="50" calcext:value-type="float">
            <text:p>50</text:p>
          </table:table-cell>
          <table:table-cell table:style-name="ce1" table:formula="of:=[.G4]-[.D4]" office:value-type="currency" office:currency="BRL" office:value="600000" calcext:value-type="currency">
            <text:p>R$ 600.000,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table:style-name="ce1"/>
          <table:table-cell office:value-type="string" calcext:value-type="string">
            <text:p>TOTAL</text:p>
          </table:table-cell>
          <table:table-cell table:formula="of:=SUM([.I3:.I7])" office:value-type="float" office:value="2100000" calcext:value-type="float">
            <text:p>2100000</text:p>
          </table:table-cell>
        </table:table-row>
      </table:table>
      <table:table table:name="GASTOS FIXOS" table:style-name="ta1">
        <table:table-column table:style-name="co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GASTOS FIXOS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A</text:p>
          </table:table-cell>
          <table:table-cell office:value-type="currency" office:currency="BRL" office:value="170" calcext:value-type="currency">
            <text:p>R$ 17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A</text:p>
          </table:table-cell>
          <table:table-cell office:value-type="currency" office:currency="BRL" office:value="150" calcext:value-type="currency">
            <text:p>R$ 1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ET</text:p>
          </table:table-cell>
          <table:table-cell office:value-type="currency" office:currency="BRL" office:value="100" calcext:value-type="currency">
            <text:p>R$ 1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currency" office:currency="BRL" office:value="5000" calcext:value-type="currency">
            <text:p>R$ 5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AÇÃO</text:p>
          </table:table-cell>
          <table:table-cell office:value-type="currency" office:currency="BRL" office:value="1000" calcext:value-type="currency">
            <text:p>R$ 1.000,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7])" office:value-type="currency" office:currency="BRL" office:value="6420" calcext:value-type="currency">
            <text:p>R$ 6.420,00</text:p>
          </table:table-cell>
          <table:table-cell table:number-columns-repeated="2"/>
        </table:table-row>
      </table:table>
      <table:table table:name="LUCRO FINAL" table:style-name="ta1">
        <table:table-column table:style-name="co15" table:default-cell-style-name="Default"/>
        <table:table-column table:style-name="co16" table:default-cell-style-name="ce1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3" table:number-rows-spanned="1">
            <text:p>LUCRO</text:p>
          </table:table-cell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GASTO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LHA PAGAMENTO</text:p>
          </table:table-cell>
          <table:table-cell table:formula="of:=[$'FOLHA DE AGOSTO'.K15]" office:value-type="currency" office:currency="BRL" office:value="14212.05" calcext:value-type="currency">
            <text:p>R$ 14.212,05</text:p>
          </table:table-cell>
          <table:table-cell/>
        </table:table-row>
        <table:table-row table:style-name="ro1">
          <table:table-cell office:value-type="string" calcext:value-type="string">
            <text:p>GASTOS FIXOS</text:p>
          </table:table-cell>
          <table:table-cell table:formula="of:=[$'GASTOS FIXOS'.B9]" office:value-type="currency" office:currency="BRL" office:value="6420" calcext:value-type="currency">
            <text:p>R$ 6.420,0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4])" office:value-type="currency" office:currency="BRL" office:value="20632.05" calcext:value-type="currency">
            <text:p>R$ 20.632,05</text:p>
          </table:table-cell>
          <table:table-cell/>
        </table:table-row>
        <table:table-row table:style-name="ro1">
          <table:table-cell office:value-type="string" calcext:value-type="string">
            <text:p>CONTROLE DE ESTOQUE</text:p>
          </table:table-cell>
          <table:table-cell table:formula="of:=[$'CONTROLE DE ESTOQUE'.I8]" office:value-type="currency" office:currency="BRL" office:value="2100000" calcext:value-type="currency">
            <text:p>R$ 2.100.000,00</text:p>
          </table:table-cell>
          <table:table-cell/>
        </table:table-row>
        <table:table-row table:style-name="ro1">
          <table:table-cell office:value-type="string" calcext:value-type="string">
            <text:p>LUCRO FINAL</text:p>
          </table:table-cell>
          <table:table-cell table:formula="of:=[.B6]-[.B5]" office:value-type="currency" office:currency="BRL" office:value="2079367.95" calcext:value-type="currency">
            <text:p>R$ 2.079.367,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3:15:36.789506665</meta:creation-date>
    <dc:date>2023-08-29T13:46:11.849618959</dc:date>
    <meta:editing-duration>PT3H49M19S</meta:editing-duration>
    <meta:editing-cycles>2</meta:editing-cycles>
    <meta:generator>LibreOffice/7.3.7.2$Linux_X86_64 LibreOffice_project/30$Build-2</meta:generator>
    <meta:document-statistic meta:table-count="4" meta:cell-count="121" meta:object-count="0"/>
  </office:meta>
</office:document-meta>
</file>